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2.434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02" calcext:value-type="date">
            <text:p>0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ssamos um dia muito gostoso em família e pois voltamos às aulas da TRYBE a partir de amanhã (03/01/22).</text:p>
          </table:table-cell>
          <table:table-cell table:style-name="ce15" office:value-type="string" calcext:value-type="string">
            <text:p>Me empolguei bastante com a proximidade da volta a rotina de estudos e desenvolvimento.</text:p>
          </table:table-cell>
          <table:table-cell table:style-name="ce15" office:value-type="string" calcext:value-type="string">
            <text:p>Poderia ter me mantido triste e com medo, mas é hora de ir em frente (com medo e tristeza mesmo) com toda a Fé!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03" calcext:value-type="date">
            <text:p>03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oltamos com as aulas da TRYBE!</text:p>
          </table:table-cell>
          <table:table-cell table:style-name="ce15" office:value-type="string" calcext:value-type="string">
            <text:p>Me senti energizado, animado, empolgado, muito contente e esperançoso.</text:p>
          </table:table-cell>
          <table:table-cell table:style-name="ce15" office:value-type="string" calcext:value-type="string">
            <text:p>Poderia ignorar todos os sentimentos bons e permanecer triste e chatea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4" calcext:value-type="date">
            <text:p>0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rticipar de mais um dia de aula TRYBE, conseguir compreender todo o conteúdo e executar os exercícios e ainda, o melhor, poder ajudar a esclarecer sintaxe e funcionamento de códigos com os colegas.</text:p>
          </table:table-cell>
          <table:table-cell table:style-name="ce15" office:value-type="string" calcext:value-type="string">
            <text:p>Fiquei muito bem, sentindo que estou no caminho certo e conseguindo evoluir rumo ao meu objetivo.</text:p>
          </table:table-cell>
          <table:table-cell table:style-name="ce15" office:value-type="string" calcext:value-type="string">
            <text:p>Poderia não ter me empolgado e deixado tudo de lado.</text:p>
          </table:table-cell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6" office:value-type="date" office:date-value="2022-01-05" calcext:value-type="date">
            <text:p>05/01/202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ais um dia fiquei muito alegre pela aula na TRYBE, por conseguir fazer todo o conteúdo e ainda ajudar outras pessoas. Porém, senti raiva de mim, por ainda cometer erros bobos no meu ofício matinal que estão comprometendo seriamente meus resultados.</text:p>
          </table:table-cell>
          <table:table-cell table:style-name="ce15" office:value-type="string" calcext:value-type="string">
            <text:p>Após o momento de raiva, eu pensei bem e mais uma vez, me comprometi ser ainda mais atencioso, pois dependo disso pro meu futuro mais breve. Na alegria, extravasei para que pudesse contagiar o máximo de pessoas.</text:p>
          </table:table-cell>
          <table:table-cell table:style-name="ce15" office:value-type="string" calcext:value-type="string">
            <text:p>Na hora da raiva, eu poderia mais uma vez ter tomado péssimas decisões e piorado o meu resultado e na alegria, poderia ser egoísta e não compartilhar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6" calcext:value-type="date">
            <text:p>06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10">
          <table:table-cell table:style-name="ce6" office:value-type="date" office:date-value="2022-01-07" calcext:value-type="date">
            <text:p>07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03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20:54:08.538246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7T20:54:46.501972402</dc:date>
    <meta:editing-duration>PT1H41M51S</meta:editing-duration>
    <meta:editing-cycles>45</meta:editing-cycles>
    <meta:document-statistic meta:table-count="1" meta:cell-count="145" meta:object-count="0"/>
  </office:meta>
</office:document-meta>
</file>